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charset="x-symbol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6.244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7" style:family="paragraph" style:parent-style-name="Standard">
      <style:paragraph-properties fo:line-height="0.353cm" fo:text-align="justify" style:justify-single-word="false"/>
      <style:text-properties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9" style:family="paragraph" style:parent-style-name="Standard">
      <style:paragraph-properties fo:line-height="0.247cm" fo:text-align="justify" style:justify-single-word="false"/>
      <style:text-properties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name-asian="Wingdings" style:font-size-asian="10pt" style:font-weight-asian="bold" style:font-name-complex="Wingdings" style:font-size-complex="10pt" style:font-weight-complex="bold"/>
    </style:style>
    <style:style style:name="P12" style:family="paragraph" style:parent-style-name="Standard">
      <style:text-properties fo:font-size="10pt" style:text-underline-style="solid" style:text-underline-width="auto" style:text-underline-color="font-color" fo:font-weight="bold" style:font-name-asian="Wingdings" style:font-size-asian="10pt" style:font-weight-asian="bold" style:font-name-complex="Wingdings" style:font-size-complex="10pt" style:font-weight-complex="bold"/>
    </style:style>
    <style:style style:name="P13" style:family="paragraph" style:parent-style-name="Standard">
      <style:text-properties fo:font-size="10pt" style:font-name-asian="Wingdings" style:font-size-asian="10pt" style:font-name-complex="Wingdings" style:font-size-complex="10pt"/>
    </style:style>
    <style:style style:name="P14" style:family="paragraph" style:parent-style-name="Standard">
      <style:text-properties fo:font-size="10pt" style:font-name-asian="Wingdings" style:font-size-asian="10pt" style:font-name-complex="Wingdings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style:font-name-asian="Wingdings" style:font-size-asian="10pt" style:font-name-complex="Wingdings" style:font-size-complex="10pt"/>
    </style:style>
    <style:style style:name="P16" style:family="paragraph" style:parent-style-name="Standard">
      <style:paragraph-properties fo:line-height="0.247cm" fo:text-align="justify" style:justify-single-word="false"/>
      <style:text-properties fo:font-size="10pt" style:font-name-asian="Wingdings" style:font-size-asian="10pt" style:font-name-complex="Wingdings" style:font-size-complex="10pt"/>
    </style:style>
    <style:style style:name="P17" style:family="paragraph" style:parent-style-name="Standard">
      <style:paragraph-properties fo:line-height="0.247cm" fo:text-align="center" style:justify-single-word="false"/>
      <style:text-properties fo:font-size="10pt" style:font-name-asian="Wingdings" style:font-size-asian="10pt" style:font-name-complex="Wingdings" style:font-size-complex="10pt"/>
    </style:style>
    <style:style style:name="P18" style:family="paragraph" style:parent-style-name="Standard">
      <style:paragraph-properties fo:line-height="0.176cm" fo:text-align="justify" style:justify-single-word="false"/>
      <style:text-properties fo:font-size="10pt" style:font-name-asian="Wingdings" style:font-size-asian="10pt" style:font-name-complex="Wingdings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font-style="italic" style:text-underline-style="solid" style:text-underline-width="auto" style:text-underline-color="font-color" style:font-name-asian="Wingdings" style:font-size-asian="10pt" style:font-style-asian="italic" style:font-name-complex="Wingdings" style:font-size-complex="10pt" style:font-style-complex="italic"/>
    </style:style>
    <style:style style:name="P20" style:family="paragraph" style:parent-style-name="Standard">
      <style:paragraph-properties fo:line-height="150%" fo:text-align="justify" style:justify-single-word="false"/>
      <style:text-properties fo:font-size="10pt" fo:font-style="italic" style:text-underline-style="solid" style:text-underline-width="auto" style:text-underline-color="font-color" style:font-name-asian="Wingdings" style:font-size-asian="10pt" style:font-style-asian="italic" style:font-name-complex="Wingdings" style:font-size-complex="10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ize="10pt" fo:letter-spacing="-0.035cm" style:font-name-asian="Wingdings" style:font-size-asian="10pt" style:font-name-complex="Wingdings" style:font-size-complex="10pt"/>
    </style:style>
    <style:style style:name="P22" style:family="paragraph" style:parent-style-name="Standard">
      <style:paragraph-properties fo:margin-left="6.244cm" fo:margin-right="0cm" fo:text-indent="0cm" style:auto-text-indent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Wingdings" fo:font-size="10pt" style:font-name-asian="Wingdings" style:font-size-asian="10pt" style:font-name-complex="Wingdings" style:font-size-complex="10pt"/>
    </style:style>
    <style:style style:name="P25" style:family="paragraph" style:parent-style-name="Standard" style:list-style-name="WW8Num2"/>
    <style:style style:name="P26" style:family="paragraph" style:parent-style-name="Standard">
      <style:text-properties fo:font-size="10pt" style:font-name-asian="Wingdings" style:font-size-asian="10pt" style:font-name-complex="Wingdings" style:font-size-complex="10pt"/>
    </style:style>
    <style:style style:name="P27" style:family="paragraph" style:parent-style-name="Standard">
      <style:paragraph-properties fo:margin-left="6.244cm" fo:margin-right="0cm" fo:text-indent="0cm" style:auto-text-indent="false"/>
      <style:text-properties style:use-window-font-color="true" loext:opacity="0%" style:font-name="Times New Roman" fo:font-size="10pt" fo:language="fr" fo:country="FR" fo:font-weight="bold" officeooo:rsid="000983c0" officeooo:paragraph-rsid="000983c0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Standard">
      <style:text-properties officeooo:paragraph-rsid="000b6793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417b5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983c0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5" style:family="text">
      <style:text-properties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6" style:family="text">
      <style:text-properties fo:font-size="10pt" style:font-name-asian="Wingdings" style:font-size-asian="10pt" style:font-name-complex="Wingdings" style:font-size-complex="10pt"/>
    </style:style>
    <style:style style:name="T7" style:family="text">
      <style:text-properties fo:font-size="10pt" style:font-name-asian="Wingdings" style:font-size-asian="10pt" style:font-name-complex="Wingdings" style:font-size-complex="10pt" style:font-weight-complex="bold"/>
    </style:style>
    <style:style style:name="T8" style:family="text">
      <style:text-properties fo:font-size="10pt" officeooo:rsid="00059270" style:font-name-asian="Wingdings" style:font-size-asian="10pt" style:font-name-complex="Wingdings" style:font-size-complex="10pt"/>
    </style:style>
    <style:style style:name="T9" style:family="text">
      <style:text-properties fo:font-size="10pt" officeooo:rsid="000a9176" style:font-name-asian="Wingdings" style:font-size-asian="10pt" style:font-name-complex="Wingdings" style:font-size-complex="10pt"/>
    </style:style>
    <style:style style:name="T10" style:family="text">
      <style:text-properties fo:font-size="10pt" officeooo:rsid="000abdd2" style:font-name-asian="Wingdings" style:font-size-asian="10pt" style:font-name-complex="Wingdings" style:font-size-complex="10pt"/>
    </style:style>
    <style:style style:name="T11" style:family="text">
      <style:text-properties fo:font-size="10pt" officeooo:rsid="000b6793" style:font-name-asian="Wingdings" style:font-size-asian="10pt" style:font-name-complex="Wingdings" style:font-size-complex="10pt"/>
    </style:style>
    <style:style style:name="T12" style:family="text">
      <style:text-properties fo:font-size="10pt" style:text-underline-style="solid" style:text-underline-width="auto" style:text-underline-color="font-color" fo:font-weight="bold" style:font-name-asian="Wingdings" style:font-size-asian="10pt" style:font-weight-asian="bold" style:font-name-complex="Wingdings" style:font-size-complex="10pt" style:font-weight-complex="bold"/>
    </style:style>
    <style:style style:name="T13" style:family="text">
      <style:text-properties fo:font-size="10pt" style:text-underline-style="none" fo:font-weight="bold" style:font-name-asian="Wingdings" style:font-size-asian="10pt" style:font-weight-asian="bold" style:font-name-complex="Wingdings" style:font-size-complex="10pt" style:font-weight-complex="bold"/>
    </style:style>
    <style:style style:name="T14" style:family="text">
      <style:text-properties fo:font-size="10pt" style:text-underline-style="none" fo:font-weight="bold" officeooo:rsid="000ce21b" style:font-name-asian="Wingdings" style:font-size-asian="10pt" style:font-weight-asian="bold" style:font-name-complex="Wingdings" style:font-size-complex="10pt" style:font-weight-complex="bold"/>
    </style:style>
    <style:style style:name="T15" style:family="text">
      <style:text-properties fo:font-size="10pt" style:text-underline-style="none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6" style:family="text">
      <style:text-properties fo:font-size="10pt" style:font-name-asian="Times New Roman" style:font-size-asian="10pt" style:font-name-complex="Times New Roman" style:font-size-complex="10pt"/>
    </style:style>
    <style:style style:name="T17" style:family="text">
      <style:text-properties fo:font-weight="bold" officeooo:rsid="00072b95" style:font-weight-asian="bold" style:font-weight-complex="bold"/>
    </style:style>
    <style:style style:name="T18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19" style:family="text">
      <style:text-properties style:text-position="super 58%" fo:font-size="10pt" style:font-name-asian="Wingdings" style:font-size-asian="10pt" style:font-name-complex="Wingdings" style:font-size-complex="10pt"/>
    </style:style>
    <style:style style:name="T20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21" style:family="text">
      <style:text-properties style:font-name="Wingdings1" fo:font-size="10pt" style:font-name-asian="Wingdings1" style:font-size-asian="10pt" style:font-name-complex="Wingdings1" style:font-size-complex="10pt"/>
    </style:style>
    <style:style style:name="T22" style:family="text">
      <style:text-properties style:use-window-font-color="true" loext:opacity="0%" style:font-name="Times New Roman" fo:font-size="10pt" fo:language="fr" fo:country="FR" officeooo:rsid="0001355c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3" style:family="text">
      <style:text-properties style:use-window-font-color="true" loext:opacity="0%" style:font-name="Times New Roman" fo:font-size="10pt" fo:language="fr" fo:country="FR" officeooo:rsid="0001d203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0pt" fo:language="fr" fo:country="FR" officeooo:rsid="00059270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language="fr" fo:country="FR" officeooo:rsid="0005e98f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0pt" fo:language="fr" fo:country="FR" officeooo:rsid="000a9176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0pt" fo:language="fr" fo:country="FR" officeooo:rsid="000abdd2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fr" fo:country="FR" officeooo:rsid="000b6793" style:font-name-asian="Wingdings" style:font-size-asian="10pt" style:language-asian="zh" style:country-asian="CN" style:font-name-complex="Wingdings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fr" fo:country="FR" style:text-underline-style="none" fo:font-weight="bold" officeooo:rsid="000ce21b" style:font-name-asian="Wingdings" style:font-size-asian="10pt" style:language-asian="zh" style:country-asian="CN" style:font-weight-asian="bold" style:font-name-complex="Wingdings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Times New Roman" fo:font-size="10pt" fo:language="fr" fo:country="FR" style:text-underline-style="none" fo:font-weight="normal" officeooo:rsid="000ce21b" style:font-name-asian="Wingdings" style:font-size-asian="10pt" style:language-asian="zh" style:country-asian="CN" style:font-weight-asian="normal" style:font-name-complex="Wingdings" style:font-size-complex="10pt" style:language-complex="ar" style:country-complex="SA" style:font-weight-complex="normal"/>
    </style:style>
    <style:style style:name="T31" style:family="text">
      <style:text-properties officeooo:rsid="00072b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OCIATION ALSACIENNE DE COLLECTIONNEURS DE CARTES POSTALES</text:p>
      <text:p text:style-name="P3"/>
      <text:p text:style-name="P22"><text:span text:style-name="T1">4</text:span><text:span text:style-name="T3">3</text:span><text:span text:style-name="T18">ème </text:span><text:span text:style-name="T1">FOIRE ALSACIENNE</text:span></text:p>
      <text:p text:style-name="P5">DE LA CARTE POSTALE,</text:p>
      <text:p text:style-name="P5">DU VIEUX PAPIER DE COLLECTION</text:p>
      <text:p text:style-name="P5">ET SALON DES COLLECTIONNEURS</text:p>
      <text:p text:style-name="P27">HUTTENDORF</text:p>
      <text:p text:style-name="P4"/>
      <text:p text:style-name="P1">Président : Patrick HAMM</text:p>
      <text:p text:style-name="P1">100 Grand’rue – 67000 STRASBOURG</text:p>
      <text:p text:style-name="Standard"><text:span text:style-name="T20"></text:span><text:span text:style-name="T6">: 0</text:span><text:span text:style-name="T23">7 70 27 09 24</text:span></text:p>
      <text:p text:style-name="Standard"><text:span text:style-name="T21"></text:span><text:span text:style-name="T6">: </text:span><text:span text:style-name="T23">phillustrateur@mailo.com</text:span></text:p>
      <text:p text:style-name="P11"/>
      <text:p text:style-name="P11">FICHE TECHNIQUE</text:p>
      <text:p text:style-name="P13"/>
      <text:p text:style-name="P28"><text:span text:style-name="T12">Lieu :</text:span><text:span text:style-name="T13"> </text:span><text:span text:style-name="T30">Salle Polyvalente (à l’entrée Est)</text:span><text:span text:style-name="T6"> à </text:span><text:span text:style-name="T26">HUTTENDORF</text:span></text:p>
      <text:p text:style-name="P13"/>
      <text:p text:style-name="Standard"><text:span text:style-name="T12">Ouverture au public :</text:span><text:span text:style-name="T13"> </text:span><text:span text:style-name="T6">dimanche </text:span><text:span text:style-name="T27">7</text:span><text:span text:style-name="T6"> mai 20</text:span><text:span text:style-name="T22">2</text:span><text:span text:style-name="T27">3</text:span><text:span text:style-name="T6">, de 9 H 00 à 17 H 00</text:span></text:p>
      <text:p text:style-name="P13"/>
      <text:p text:style-name="P12">Installation des exposants :</text:p>
      <text:list xml:id="list1056087696" text:style-name="WW8Num2">
        <text:list-item>
          <text:p text:style-name="P25"><text:span text:style-name="T6">samedi </text:span><text:span text:style-name="T27">6</text:span><text:span text:style-name="T6"> mai 202</text:span><text:span text:style-name="T10">3</text:span><text:span text:style-name="T6">, de 17 H 00 à 18 H 00</text:span></text:p>
        </text:list-item>
        <text:list-item>
          <text:p text:style-name="P25"><text:span text:style-name="T6">dimanche </text:span><text:span text:style-name="T27">7</text:span><text:span text:style-name="T6"> mai 202</text:span><text:span text:style-name="T10">3</text:span><text:span text:style-name="T6">, à partir de 7 H 00</text:span></text:p>
        </text:list-item>
      </text:list>
      <text:p text:style-name="P13"/>
      <text:p text:style-name="P12">Gardiennage : </text:p>
      <text:p text:style-name="P13"><text:tab/>Un gardiennage sera assuré pendant la nuit du samedi au dimanche (sans garantie).</text:p>
      <text:p text:style-name="P13"/>
      <text:p text:style-name="Standard"><text:span text:style-name="T12">Entrée :</text:span><text:span text:style-name="T15"> </text:span><text:span text:style-name="T7">2 € + carte souvenir</text:span></text:p>
      <text:p text:style-name="P14"/>
      <text:p text:style-name="Standard"><text:span text:style-name="T12">Restauration :</text:span><text:span text:style-name="T13"> </text:span><text:span text:style-name="T6">Bar – Snack et restauration sur place.</text:span></text:p>
      <text:p text:style-name="P13"/>
      <text:p text:style-name="P6">Les chèques de réservation ne seront remis à la banque qu’après la manifestation.</text:p>
      <text:p text:style-name="P6"/>
      <text:p text:style-name="P13">La publicité est assurée dans les revues spécialisées en cartes postales et de collectionneurs, ainsi que dans les revues philatéliques et dans des revues allemandes et suisses.</text:p>
      <text:p text:style-name="P13"/>
      <text:p text:style-name="P13">Annonces télévisées sur France 3 Alsace + les journaux locaux, régionaux et départements limitrophes (54 – 57 – 88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BULLETIN DE RESERVATION</text:p>
      <text:p text:style-name="P15"/>
      <text:p text:style-name="P23"><text:span text:style-name="T6">Pour la 4</text:span><text:span text:style-name="T9">3</text:span><text:span text:style-name="T19">ème</text:span><text:span text:style-name="T6"> Foire Alsacienne de la Carte Postale, du Vieux Papier de Collection et des Collectionneurs, ayant lieu à </text:span><text:span text:style-name="T26">HUTTENDORF</text:span><text:span text:style-name="T6">, le dimanche </text:span><text:span text:style-name="T26">7</text:span><text:span text:style-name="T6"> mai 20</text:span><text:span text:style-name="T24">2</text:span><text:span text:style-name="T26">3</text:span><text:span text:style-name="T6">.</text:span></text:p>
      <text:p text:style-name="P16"/>
      <text:p text:style-name="P24"></text:p>
      <text:p text:style-name="P17"/>
      <text:p text:style-name="P23"><text:span text:style-name="T16">□ </text:span><text:span text:style-name="T4">PROFESSIONNEL<text:tab/><text:tab/><text:tab/><text:tab/></text:span><text:span text:style-name="T6">□ </text:span><text:span text:style-name="T4">PARTICULIER</text:span></text:p>
      <text:p text:style-name="P7"/>
      <text:p text:style-name="P8">Nom et prénom ou raison sociale :</text:p>
      <text:p text:style-name="P23"><text:span text:style-name="T5">…………………………………………………………………………………………………</text:span><text:span text:style-name="T4">.</text:span></text:p>
      <text:p text:style-name="P7"/>
      <text:p text:style-name="P8">Adresse :</text:p>
      <text:p text:style-name="P23"><text:span text:style-name="T5">…………………………………………………………………………………………………</text:span><text:span text:style-name="T4">.</text:span></text:p>
      <text:p text:style-name="P7"/>
      <text:p text:style-name="P8">Code postal et localité : </text:p>
      <text:p text:style-name="P23"><text:span text:style-name="T5">…………………………………………………………………………………………………</text:span><text:span text:style-name="T4">.</text:span></text:p>
      <text:p text:style-name="P7"/>
      <text:p text:style-name="P19">Pour les professionnels :</text:p>
      <text:p text:style-name="P8">N° registre du commerce – Lieu :</text:p>
      <text:p text:style-name="P23"><text:span text:style-name="T5">…………………………………………………………………………………………………</text:span><text:span text:style-name="T4">.</text:span></text:p>
      <text:p text:style-name="P7"/>
      <text:p text:style-name="P19">Pour les particuliers :</text:p>
      <text:p text:style-name="P8">N° de la carte d’Identité : </text:p>
      <text:p text:style-name="P23"><text:span text:style-name="T5">…………………………………………………………………………………………………</text:span><text:span text:style-name="T4">.</text:span></text:p>
      <text:p text:style-name="P7"/>
      <text:p text:style-name="P20">Dans les deux cas, articles présentés :</text:p>
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9"/>
      <text:p text:style-name="P15">Je souhaite réserver un emplacement avec …………… tables(s), de 1,70 m. à 28 € la table, soit un total de <text:s/>……………€.</text:p>
      <text:p text:style-name="P15">Le prix des tables est ramené à 25 € pour les membres de l’A.A.C.C.P. (à jour de leur cotisation).</text:p>
      <text:p text:style-name="P18"/>
      <text:p text:style-name="P15">Les prix mentionnés ci-dessus sont stipulés en exonération de T.V.A. (association à but non lucrative).</text:p>
      <text:p text:style-name="P18"/>
      <text:p text:style-name="P15">Les réservations ne seront enregistrées qu’accompagnées de leur règlement.</text:p>
      <text:p text:style-name="P21"/>
      <text:p text:style-name="P21">A : ………………………… <text:s text:c="3"/>Le : …………………………</text:p>
      <text:p text:style-name="P21"/>
      <text:p text:style-name="P15">Signature du réservant : ……………………………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style:font-name-asian="Wingdings" style:font-family-asian="Wingdings" style:font-pitch-asian="variable" style:font-charset-asian="x-symbol" style:font-size-asian="10pt" style:font-name-complex="Times New Roman" style:font-family-complex="'Times New Roman'" style:font-family-generic-complex="roman" style:font-pitch-complex="variable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SSOCIATION ALSACIENNE DE COLLECTIONNEURS DE CARTES POSTALES</dc:title>
    <meta:initial-creator> </meta:initial-creator>
    <meta:creation-date>2010-03-02T11:08:00</meta:creation-date>
    <dc:date>2022-10-16T18:03:54.347000000</dc:date>
    <meta:print-date>2022-10-16T18:05:45.036000000</meta:print-date>
    <meta:editing-cycles>33</meta:editing-cycles>
    <meta:editing-duration>PT37M16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47" meta:word-count="348" meta:character-count="2251" meta:non-whitespace-character-count="1946"/>
  </office:meta>
</office:document-meta>
</file>